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FreeSans1" svg:font-family="FreeSans" style:font-family-generic="swiss"/>
    <style:font-face style:name="FreeSans11" svg:font-family="FreeSans1" style:font-family-generic="swiss"/>
    <style:font-face style:name="FreeSans111" svg:font-family="FreeSans11" style:font-family-generic="swiss"/>
    <style:font-face style:name="Courier" svg:font-family="Courier" style:font-family-generic="system"/>
    <style:font-face style:name="Droid Sans Fallback1" svg:font-family="'Droid Sans Fallback1'"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wP1" style:master-page-name="First_20_Page">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1"/>
      <text:p text:style-name="wP2">Exo à faire :</text:p>
      <text:p text:style-name="wText_5f_20_5f_body"/>
      <text:p text:style-name="wText_5f_20_5f_body"/>
      <text:p text:style-name="wText_5f_20_5f_body">/* la partie pour le fichier .xml */</text:p>
      <text:p text:style-name="wText_5f_20_5f_body"/>
      <text:p text:style-name="wP4">&lt;?xml version="1.0" encoding="iso-8859-1"?&gt;<text:bookmark text:name="co.syntax.header"/></text:p>
      <text:p text:style-name="wP4">&lt;!-- Time-stamp: "bibliography.xml <text:s text:c="2"/>3 Mar 2008 16:24:04" --&gt;<text:bookmark text:name="co.syntax.comment"/></text:p>
      <text:p text:style-name="wP4">&lt;!DOCTYPE bibliography SYSTEM "bibliography.dtd" &gt;<text:bookmark text:name="co.syntax.doctype"/></text:p>
      <text:p text:style-name="wP4">&lt;bibliography&gt;<text:bookmark text:name="co.syntax.root.open"/></text:p>
      <text:p text:style-name="wP4"><text:s text:c="2"/>&lt;book key="Michard01" lang="fr"&gt;<text:bookmark text:name="co.syntax.book.open"/></text:p>
      <text:p text:style-name="wP4"><text:s text:c="4"/>&lt;title&gt;XML langage et applications&lt;/title&gt;</text:p>
      <text:p text:style-name="wP4"><text:s text:c="4"/>&lt;author&gt;Alain Michard&lt;/author&gt;</text:p>
      <text:p text:style-name="wP4"><text:s text:c="4"/>&lt;year&gt;2001&lt;/year&gt;</text:p>
      <text:p text:style-name="wP4"><text:s text:c="4"/>&lt;publisher&gt;Eyrolles&lt;/publisher&gt;</text:p>
      <text:p text:style-name="wP4"><text:s text:c="4"/>&lt;isbn&gt;2-212-09206-7&lt;/isbn&gt;</text:p>
      <text:p text:style-name="wP4"><text:s text:c="4"/>&lt;url&gt;http://www.editions-eyrolles/livres/michard/&lt;/url&gt;</text:p>
      <text:p text:style-name="wP4"><text:s text:c="2"/>&lt;/book&gt;</text:p>
      <text:p text:style-name="wP4"><text:s text:c="2"/>&lt;book key="Zeldman03" lang="en"&gt;</text:p>
      <text:p text:style-name="wP4"><text:s text:c="4"/>&lt;title&gt;Designing with web standards&lt;/title&gt;</text:p>
      <text:p text:style-name="wP4"><text:s text:c="4"/>&lt;author&gt;Jeffrey Zeldman&lt;/author&gt;</text:p>
      <text:p text:style-name="wP4"><text:s text:c="4"/>&lt;year&gt;2003&lt;/year&gt;</text:p>
      <text:p text:style-name="wP4"><text:s text:c="4"/>&lt;publisher&gt;New Riders&lt;/publisher&gt;</text:p>
      <text:p text:style-name="wP4"><text:s text:c="4"/>&lt;isbn&gt;0-7357-1201-8&lt;/isbn&gt;</text:p>
      <text:p text:style-name="wP4"><text:s text:c="2"/>&lt;/book&gt;</text:p>
      <text:p text:style-name="wP4"><text:s text:c="2"/>...</text:p>
      <text:p text:style-name="wP4">&lt;/bibliography&gt;<text:bookmark text:name="co.syntax.root.close"/></text:p>
      <text:p text:style-name="wText_5f_20_5f_body"/>
      <text:p text:style-name="wText_5f_20_5f_body">/* et voici la dtd : */</text:p>
      <text:p text:style-name="wP3"><text:span text:style-name="wT2">&lt;!ELEMENT bibliography (book)+&gt;</text:span><text:bookmark text:name="co.dtd.bibliography"/></text:p>
      <text:p text:style-name="wP4">&lt;!ELEMENT book (title, author, year, publisher, isbn, url?)&gt;<text:bookmark text:name="co.dtd.book"/></text:p>
      <text:p text:style-name="wP4">&lt;!ATTLIST book key <text:s text:c="2"/>NMTOKEN <text:s/>#REQUIRED&gt;<text:bookmark text:name="co.dtd.key"/></text:p>
      <text:p text:style-name="wP4">&lt;!ATTLIST book lang (fr | en) #REQUIRED&gt;<text:bookmark text:name="co.dtd.lang"/></text:p>
      <text:p text:style-name="wP4">&lt;!ELEMENT title <text:s text:c="4"/>(#PCDATA)&gt;<text:bookmark text:name="co.dtd.title"/></text:p>
      <text:p text:style-name="wP4">&lt;!ELEMENT author <text:s text:c="2"/>(#PCDATA)&gt;</text:p>
      <text:p text:style-name="wP4">&lt;!ELEMENT year <text:s text:c="4"/>(#PCDATA)&gt;</text:p>
      <text:p text:style-name="wP4">&lt;!ELEMENT publisher (#PCDATA)&gt;</text:p>
      <text:p text:style-name="wP4">&lt;!ELEMENT isbn <text:s text:c="4"/>(#PCDATA)&gt;</text:p>
      <text:p text:style-name="wP4">&lt;!ELEMENT url <text:s text:c="6"/>(#PCDATA)&gt;</text:p>
      <text:p text:style-name="wP4"/>
      <text:p text:style-name="wText_5f_20_5f_body">/* Déclarer une dtd */</text:p>
      <text:p text:style-name="wText_5f_20_5f_body">&lt;!DOCTYPE bibliography SYSTEM "bibliography.dtd"&gt;</text:p>
      <text:p text:style-name="wText_5f_20_5f_body"><text:soft-page-break/></text:p>
      <text:p text:style-name="wText_5f_20_5f_body">/* Commentaires sur la dtd */</text:p>
      <text:p text:style-name="wText_5f_20_5f_body"/>
      <text:p text:style-name="wText_5f_20_5f_body"><text:span text:style-name="wwT4">La déclaration de la DTD du document doit être placée dans le prologue. La DTD peut être interne, externe ou mixte. Elle est si elle est directement incluse dans le document. Elle est si le document contient seulement une référence vers un autre document contenant la DTD. Elle est finalement mixte si elle est constituée d'une partie interne et d'une partie externe.</text:span></text:p>
      <text:p text:style-name="wText_5f_20_5f_body"><text:bookmark text:name="idm140173599547520"/><text:bookmark text:name="idm140173599546752"/>Une DTD est généralement prévue pour être utilisée pour de multiples documents. Elle est alors utilisée comme DTD externe. En revanche, il est pratique d'inclure directement la DTD dans le document en phase de développement. La déclaration de la DTD est introduite par le mot clé <text:span text:style-name="wwSource_5f_5f_5f_20_5f_5f_5f_Text">DOCTYPE</text:span> et a la forme générale suivante où est le nom de l'élément racine du document.</text:p>
      <text:p text:style-name="wText_5f_20_5f_body">&lt;!DOCTYPE ... &gt;</text:p>
      <text:p text:style-name="wText_5f_20_5f_body">Le nom de l'élément racine est suivi du contenu de la DTD dans le cas d'une DTD interne ou de l'URL du fichier contenant la DTD dans le cas d'une DTD externe.</text:p>
      <text:p text:style-name="wText_5f_20_5f_body"/>
      <text:p text:style-name="wP2">DTD interne</text:p>
      <text:p text:style-name="wText_5f_20_5f_body"><text:bookmark text:name="idm140173599523904"/>Lorsque la DTD est incluse dans le document, sa déclaration prend la forme suivante où son contenu est encadré par des caractères crochets <text:span text:style-name="wwSource_5f_5f_5f_20_5f_5f_5f_Text">'['</text:span> et <text:span text:style-name="wwSource_5f_5f_5f_20_5f_5f_5f_Text">']'</text:span>.</text:p>
      <text:p text:style-name="wText_5f_20_5f_body"><text:bookmark text:name="idm140173599489680"/>&lt;!DOCTYPE [ ]&gt;</text:p>
      <text:p text:style-name="wText_5f_20_5f_body">Les déclarations constituent la définition du type du document. Dans l'exemple suivant de DTD, le nom de l'élément racine est <text:span text:style-name="wwSource_5f_5f_5f_20_5f_5f_5f_Text">simple</text:span>. La DTD déclare en outre que cet élément ne peut contenir que du texte (<text:span text:style-name="wwEmphasis">Parsed Characters DATA</text:span>) et pas d'autre élément.</text:p>
      <text:p text:style-name="wText_5f_20_5f_body"><text:bookmark text:name="idm140173599487040"/>&lt;!DOCTYPE simple [</text:p>
      <text:p text:style-name="wText_5f_20_5f_body"><text:s text:c="2"/>&lt;!ELEMENT simple (#PCDATA)&gt;</text:p>
      <text:p text:style-name="wText_5f_20_5f_body">]&gt;</text:p>
      <text:p text:style-name="wText_5f_20_5f_body"><text:span text:style-name="wT1">DTD externe</text:span></text:p>
      <text:p text:style-name="wText_5f_20_5f_body">Adressée par URL</text:p>
      <text:p text:style-name="wText_5f_20_5f_body">La référence à une URL est introduite par le mot clé <text:bookmark text:name="idm140173599530928"/><text:span text:style-name="wwSource_5f_5f_5f_20_5f_5f_5f_Text">SYSTEM</text:span> suivi de l'URL délimitée par des apostrophes <text:bookmark text:name="idm140173599442848"/><text:span text:style-name="wwSource_5f_5f_5f_20_5f_5f_5f_Text">'''</text:span> ou des guillemets <text:bookmark text:name="idm140173599441216"/><text:span text:style-name="wwSource_5f_5f_5f_20_5f_5f_5f_Text">'"'</text:span>.</text:p>
      <text:p text:style-name="wText_5f_20_5f_body"><text:bookmark text:name="idm140173599474640"/><text:bookmark text:name="idm140173599444640"/><text:bookmark text:name="idm140173599440592"/>&lt;!DOCTYPE SYSTEM ""&gt;</text:p>
      <text:p text:style-name="wText_5f_20_5f_body">L'URL peut être soit une URL complète commençant par <text:span text:style-name="wwSource_5f_5f_5f_20_5f_5f_5f_Text">http://</text:span> ou <text:span text:style-name="wwSource_5f_5f_5f_20_5f_5f_5f_Text">ftp://</text:span> soit plus simplement le nom d'un fichier local comme dans les exemples suivants.</text:p>
      <text:p text:style-name="wText_5f_20_5f_body">&lt;!DOCTYPE bibliography SYSTEM </text:p>
      <text:p text:style-name="wText_5f_20_5f_body"><text:s text:c="4"/>"http://www.<text:span text:style-name="wwT2">blabla</text:span>.org/~<text:span text:style-name="wwT2">ap</text:span>/Enseignement/bibliography.dtd"&gt;</text:p>
      <text:p text:style-name="wText_5f_20_5f_body">&lt;!DOCTYPE bibliography SYSTEM "bibliography.dtd"&gt;</text:p>
      <text:p text:style-name="wText_5f_20_5f_body"><text:bookmark text:name="sect.dtd.mixed"/></text:p>
      <text:p text:style-name="wP2">Adressée par FPI</text:p>
      <text:p text:style-name="wText_5f_20_5f_body"><text:bookmark text:name="idm140173599484608"/><text:bookmark text:name="idm140173599479312"/>Les FPI (<text:span text:style-name="wwEmphasis">Formal Public Identifier</text:span>) sont des identifiants de documents hérités de SGML. Ils sont plutôt remplacés en XML par les <text:span text:style-name="wwHyperlink">URI</text:span> qui jouent le même rôle. Ils sont constitués de quatre parties séparées par des chaînes <text:bookmark text:name="idm140173599477168"/><text:span text:style-name="wwSource_5f_5f_5f_20_5f_5f_5f_Text">'//'</text:span> et ils obéissent donc à la syntaxe suivante.</text:p>
      <text:p text:style-name="wText_5f_20_5f_body"><text:s text:c="2"/>//////</text:p>
      <text:p text:style-name="wText_5f_20_5f_body"><text:bookmark text:name="idm140173599465168"/><text:bookmark text:name="idm140173599464784"/>Le premier caractère du FPI est soit le caractère <text:bookmark text:name="idm140173599463424"/><text:span text:style-name="wwSource_5f_5f_5f_20_5f_5f_5f_Text">'+'</text:span> si le propriétaire est enregistré selon la norme ISO 9070 soit le caractère <text:bookmark text:name="idm140173599461456"/><text:span text:style-name="wwSource_5f_5f_5f_20_5f_5f_5f_Text">'-'</text:span> sinon. Le FPI continue avec le propriétaire et la description du document. Cette description est formée d'un mot clé suivi d'un texte libre. Ce mot clé est <text:span text:style-name="wwSource_5f_5f_5f_20_5f_5f_5f_Text">DTD</text:span> pour les DTD mais il peut aussi être <text:soft-page-break/><text:span text:style-name="wwSource_5f_5f_5f_20_5f_5f_5f_Text">DOCUMENT</text:span>, <text:span text:style-name="wwSource_5f_5f_5f_20_5f_5f_5f_Text">ELEMENTS</text:span> ou <text:span text:style-name="wwSource_5f_5f_5f_20_5f_5f_5f_Text">ENTITIES</text:span>. Le FPI se termine par un code de langue de la norme <text:span text:style-name="wwHyperlink">ISO 639</text:span>. Lorsque le document appartient à une norme ISO, le premier caractère <text:span text:style-name="wwSource_5f_5f_5f_20_5f_5f_5f_Text">'+'</text:span> ainsi que la chaîne <text:span text:style-name="wwSource_5f_5f_5f_20_5f_5f_5f_Text">'//'</text:span> suivante sont supprimés. Des exemples de FPI sont donnés ci-dessous.</text:p>
      <text:p text:style-name="wText_5f_20_5f_body"><text:s text:c="2"/>-//W3C//DTD XHTML 1.0 Strict//EN</text:p>
      <text:p text:style-name="wText_5f_20_5f_body"><text:s text:c="2"/>-//OASIS//DTD Entity Resolution XML Catalog V1.0//EN</text:p>
      <text:p text:style-name="wText_5f_20_5f_body"><text:s text:c="2"/>ISO/IEC 10179:1996//DTD DSSSL Architecture//EN</text:p>
      <text:p text:style-name="wText_5f_20_5f_body"><text:bookmark text:name="idm140173599492256"/>Un FPI peut être converti en URI en utilisant l'espace de noms <text:span text:style-name="wwSource_5f_5f_5f_20_5f_5f_5f_Text">publicid</text:span> des URN et en remplaçant chaque chaîne <text:span text:style-name="wwSource_5f_5f_5f_20_5f_5f_5f_Text">'//'</text:span> par le caractère <text:bookmark text:name="idm140173599454496"/><text:span text:style-name="wwSource_5f_5f_5f_20_5f_5f_5f_Text">':'</text:span> et chaque espace par le caractère <text:span text:style-name="wwSource_5f_5f_5f_20_5f_5f_5f_Text">'+'</text:span> comme dans l'exemple ci-dessous.</text:p>
      <text:p text:style-name="wText_5f_20_5f_body"><text:s text:c="2"/>urn:publicid:-:W3C:DTD+XHTML+1.0+Strict:EN</text:p>
      <text:p text:style-name="wText_5f_20_5f_body"><text:bookmark text:name="idm140173599510672"/>La déclaration d'une DTD externe peut utiliser un FPI pour désigner la DTD. La référence à un FPI est introduite par le mot clé <text:span text:style-name="wwSource_5f_5f_5f_20_5f_5f_5f_Text">PUBLIC</text:span> suivi du FPI et d'une URL délimitée par des apostrophes <text:span text:style-name="wwSource_5f_5f_5f_20_5f_5f_5f_Text">'''</text:span> ou des guillemets <text:span text:style-name="wwSource_5f_5f_5f_20_5f_5f_5f_Text">'"'</text:span>. L'URL est utilisée dans le cas où le FPI ne permet pas à l'application de retrouver la DTD.</text:p>
      <text:p text:style-name="wText_5f_20_5f_body"><text:bookmark text:name="idm140173599451744"/><text:bookmark text:name="idm140173599474224"/><text:bookmark text:name="idm140173599451552"/>&lt;!DOCTYPE PUBLIC "" ""&gt;</text:p>
      <text:p text:style-name="wText_5f_20_5f_body">L'exemple suivant est la déclaration typique d'une page HTML qui utilise une des DTD de XHTML.</text:p>
      <text:p text:style-name="wText_5f_20_5f_body">&lt;!DOCTYPE html PUBLIC "-//W3C//DTD XHTML 1.0 Transitional//EN"</text:p>
      <text:p text:style-name="wText_5f_20_5f_body"><text:s text:c="4"/>"http://www.w3.org/TR/xhtml1/DTD/xhtml1-transitional.dtd"&gt;</text:p>
      <text:p text:style-name="wText_5f_20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charset="x-symbol"/>
    <style:font-face style:name="FreeSans1" svg:font-family="FreeSans" style:font-family-generic="swiss"/>
    <style:font-face style:name="FreeSans11" svg:font-family="FreeSans1" style:font-family-generic="swiss"/>
    <style:font-face style:name="FreeSans111" svg:font-family="FreeSans11" style:font-family-generic="swiss"/>
    <style:font-face style:name="Courier" svg:font-family="Courier" style:font-family-generic="system"/>
    <style:font-face style:name="Droid Sans Fallback1" svg:font-family="'Droid Sans Fallback1'"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e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e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default-paragraph-style" style:family="paragraph">
      <style:text-properties style:font-name="Liberation Serif" fo:font-family="'Liberation Serif'" style:font-family-generic="roman" style:font-pitch="variable" fo:font-size="12pt" fo:language="en" fo:country="en"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style>
    <style:style style:name="wStandard" style:family="paragraph" style:parent-style-name="wdefault-paragraph-style"/>
    <style:style style:name="wHeading" style:family="paragraph" style:parent-style-name="wStandard" style:next-style-name="wStandard">
      <style:paragraph-properties fo:margin-top="0cm" fo:margin-bottom="0cm" style:contextual-spacing="false"/>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style>
    <style:style style:name="wText_5f_20_5f_body" style:display-name="wText_20_body" style:family="paragraph" style:parent-style-name="wStandard">
      <style:paragraph-properties fo:margin-top="0cm" fo:margin-bottom="0cm" style:contextual-spacing="false" fo:line-height="120%"/>
    </style:style>
    <style:style style:name="wList" style:family="paragraph" style:parent-style-name="wText_5f_20_5f_body">
      <style:text-properties style:font-name-complex="FreeSans11" style:font-family-complex="FreeSans1" style:font-family-generic-complex="swiss"/>
    </style:style>
    <style:style style:name="wCaption" style:family="paragraph" style:parent-style-name="wStandard">
      <style:paragraph-properties fo:margin-top="0cm" fo:margin-bottom="0cm" style:contextual-spacing="false"/>
      <style:text-properties fo:font-size="12pt" style:font-size-asian="12pt" style:font-name-complex="FreeSans11" style:font-family-complex="FreeSans1" style:font-family-generic-complex="swiss"/>
    </style:style>
    <style:style style:name="wIndex" style:family="paragraph" style:parent-style-name="wStandard">
      <style:text-properties style:font-name-complex="FreeSans11" style:font-family-complex="FreeSans1" style:font-family-generic-complex="swiss"/>
    </style:style>
    <style:style style:name="wwdefault-paragraph-style" style:family="paragraph" style:parent-style-name="wdefault-paragraph-style">
      <style:text-properties style:font-name="Liberation Serif" fo:font-family="'Liberation Serif'" style:font-family-generic="roman" style:font-pitch="variable" fo:font-size="12pt" fo:language="en" fo:country="en"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style>
    <style:style style:name="wwStandard" style:family="paragraph" style:parent-style-name="wwdefault-paragraph-style"/>
    <style:style style:name="wwHeading" style:family="paragraph" style:parent-style-name="wwStandard" style:next-style-name="wwStandard">
      <style:paragraph-properties fo:margin-top="0cm" fo:margin-bottom="0cm" style:contextual-spacing="false"/>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style>
    <style:style style:name="wwText_5f_5f_5f_20_5f_5f_5f_body" style:display-name="wwText_5f_20_5f_body" style:family="paragraph" style:parent-style-name="wwStandard"/>
    <style:style style:name="wwList" style:family="paragraph" style:parent-style-name="wwText_5f_5f_5f_20_5f_5f_5f_body">
      <style:text-properties style:font-name-complex="FreeSans111" style:font-family-complex="FreeSans11" style:font-family-generic-complex="swiss"/>
    </style:style>
    <style:style style:name="wwCaption" style:family="paragraph" style:parent-style-name="wwStandard">
      <style:paragraph-properties fo:margin-top="0cm" fo:margin-bottom="0cm" style:contextual-spacing="false"/>
      <style:text-properties fo:font-size="12pt" style:font-size-asian="12pt" style:font-name-complex="FreeSans111" style:font-family-complex="FreeSans11" style:font-family-generic-complex="swiss"/>
    </style:style>
    <style:style style:name="wwIndex" style:family="paragraph" style:parent-style-name="wwStandard">
      <style:text-properties style:font-name-complex="FreeSans111" style:font-family-complex="FreeSans11" style:font-family-generic-complex="swiss"/>
    </style:style>
    <style:style style:name="wwTable_5f_5f_5f_20_5f_5f_5f_Contents" style:display-name="wwTable_5f_20_5f_Contents" style:family="paragraph" style:parent-style-name="wwText_5f_5f_5f_20_5f_5f_5f_body"/>
    <style:style style:name="wwTable_5f_5f_5f_20_5f_5f_5f_Heading" style:display-name="wwTable_5f_20_5f_Heading" style:family="paragraph" style:parent-style-name="wwTable_5f_5f_5f_20_5f_5f_5f_Contents"/>
    <style:style style:name="wwPreformatted_5f_5f_5f_20_5f_5f_5f_Text" style:display-name="wwPreformatted_5f_20_5f_Text" style:family="paragraph" style:parent-style-name="wwStandard">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1'" style:font-family-generic-asian="modern" style:font-pitch-asian="fixed" style:font-size-asian="10pt" style:font-name-complex="Liberation Mono" style:font-family-complex="'Liberation Mono'" style:font-family-generic-complex="modern" style:font-pitch-complex="fixed"/>
    </style:style>
    <style:style style:name="wwHeading_5f_5f_5f_20_5f_5f_5f_3" style:display-name="wwHeading_5f_20_5f_3" style:family="paragraph" style:parent-style-name="wwHeading" style:next-style-name="wwHeading">
      <style:paragraph-properties fo:margin-top="0cm" fo:margin-bottom="0cm" style:contextual-spacing="false"/>
      <style:text-properties fo:color="#808080" style:font-name="Liberation Serif" fo:font-family="'Liberation Serif'"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style>
    <style:style style:name="wwHeading_5f_5f_5f_20_5f_5f_5f_4" style:display-name="wwHeading_5f_20_5f_4" style:family="paragraph" style:parent-style-name="wwHeading" style:next-style-name="wwHeading">
      <style:paragraph-properties fo:margin-top="0cm" fo:margin-bottom="0cm" style:contextual-spacing="false"/>
      <style:text-properties fo:color="#808080"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style>
    <style:style style:name="wwP1" style:family="paragraph" style:parent-style-name="wwStandard">
      <style:paragraph-properties fo:margin-left="0cm" fo:margin-right="0cm" fo:margin-top="0cm" fo:margin-bottom="0cm" style:contextual-spacing="false" fo:line-height="100%" fo:text-align="start" style:justify-single-word="false" fo:text-indent="0cm" style:auto-text-indent="false"/>
    </style:style>
    <style:style style:name="wwP2" style:family="paragraph" style:parent-style-name="wwPreformatted_5f_5f_5f_20_5f_5f_5f_Text">
      <style:paragraph-properties fo:margin-top="0cm" fo:margin-bottom="0cm" style:contextual-spacing="false"/>
    </style:style>
    <style:style style:name="wwP3" style:family="paragraph" style:parent-style-name="wwPreformatted_5f_5f_5f_20_5f_5f_5f_Text">
      <style:paragraph-properties fo:margin-left="0cm" fo:margin-right="0cm" fo:margin-top="0cm" fo:margin-bottom="0cm" style:contextual-spacing="false" fo:line-height="100%" fo:text-align="start" style:justify-single-word="false" fo:text-indent="0cm" style:auto-text-indent="false"/>
      <style:text-properties style:font-name="Courier" fo:font-family="Courier" style:font-family-generic="system" fo:font-size="12pt" style:font-name-asian="Courier" style:font-family-asian="Courier" style:font-family-generic-asian="system" style:font-size-asian="12pt" style:font-name-complex="Courier" style:font-family-complex="Courier" style:font-family-generic-complex="system"/>
    </style:style>
    <style:style style:name="wwP4" style:family="paragraph" style:parent-style-name="wwPreformatted_5f_5f_5f_20_5f_5f_5f_Text">
      <style:paragraph-properties fo:margin-left="0cm" fo:margin-right="0cm" fo:margin-top="0cm" fo:margin-bottom="0cm" style:contextual-spacing="false" fo:line-height="100%" fo:text-align="start" style:justify-single-word="false" fo:text-indent="0cm" style:auto-text-indent="false"/>
      <style:text-properties style:font-name="Courier" fo:font-family="Courier" style:font-family-generic="system" fo:font-size="12pt" style:font-name-asian="Courier" style:font-family-asian="Courier" style:font-family-generic-asian="system" style:font-size-asian="12pt" style:font-name-complex="Courier" style:font-family-complex="Courier" style:font-family-generic-complex="system"/>
    </style:style>
    <style:style style:name="wwP5" style:family="paragraph" style:parent-style-name="wwTable_5f_5f_5f_20_5f_5f_5f_Contents">
      <style:paragraph-properties fo:margin-top="0cm" fo:margin-bottom="0cm" style:contextual-spacing="false" fo:text-align="start" style:justify-single-word="false"/>
    </style:style>
    <style:style style:name="wwP6" style:family="paragraph" style:parent-style-name="wwTable_5f_5f_5f_20_5f_5f_5f_Contents">
      <style:paragraph-properties fo:margin-top="0cm" fo:margin-bottom="0cm" style:contextual-spacing="false" fo:text-align="start" style:justify-single-word="false"/>
    </style:style>
    <style:style style:name="wwP7" style:family="paragraph" style:parent-style-name="wwTable_5f_5f_5f_20_5f_5f_5f_Contents">
      <style:paragraph-properties fo:margin-top="0cm" fo:margin-bottom="0cm" style:contextual-spacing="false" fo:text-align="start" style:justify-single-word="false"/>
      <style:text-properties fo:font-size="2pt" style:font-size-asian="2pt"/>
    </style:style>
    <style:style style:name="wwP8" style:family="paragraph" style:parent-style-name="wwText_5f_5f_5f_20_5f_5f_5f_body">
      <style:paragraph-properties fo:margin-top="0cm" fo:margin-bottom="0cm" style:contextual-spacing="false"/>
    </style:style>
    <style:style style:name="wwP9" style:family="paragraph" style:parent-style-name="wwText_5f_5f_5f_20_5f_5f_5f_body">
      <style:paragraph-properties fo:margin-left="0cm" fo:margin-right="0cm" fo:margin-top="0cm" fo:margin-bottom="0cm" style:contextual-spacing="false" fo:line-height="100%" fo:text-align="start" style:justify-single-word="false" fo:text-indent="0cm" style:auto-text-indent="false"/>
      <style:text-properties style:font-name="Courier" fo:font-family="Courier" style:font-family-generic="system" fo:font-size="12pt" style:font-name-asian="Courier" style:font-family-asian="Courier" style:font-family-generic-asian="system" style:font-size-asian="12pt" style:font-name-complex="Courier" style:font-family-complex="Courier" style:font-family-generic-complex="system"/>
    </style:style>
    <style:style style:name="wwP10" style:family="paragraph" style:parent-style-name="wwStandard">
      <style:paragraph-properties fo:margin-left="0cm" fo:margin-right="0cm" fo:margin-top="0cm" fo:margin-bottom="0cm" style:contextual-spacing="false" fo:line-height="100%" fo:text-align="start" style:justify-single-word="false" fo:text-indent="0cm" style:auto-text-indent="false"/>
      <style:text-properties style:font-name="Courier" fo:font-family="Courier" style:font-family-generic="system" fo:font-size="12pt" style:font-name-asian="Courier" style:font-family-asian="Courier" style:font-family-generic-asian="system" style:font-size-asian="12pt" style:font-name-complex="Courier" style:font-family-complex="Courier" style:font-family-generic-complex="system"/>
    </style:style>
    <style:style style:name="wwP11" style:family="paragraph" style:parent-style-name="wwStandard">
      <style:paragraph-properties fo:margin-left="0cm" fo:margin-right="0cm" fo:margin-top="0cm" fo:margin-bottom="0cm" style:contextual-spacing="false" fo:line-height="100%" fo:text-align="start" style:justify-single-word="false" fo:text-indent="0cm" style:auto-text-indent="false"/>
      <style:text-properties style:font-name="Courier" fo:font-family="Courier" style:font-family-generic="system" fo:font-size="12pt" style:font-name-asian="Courier" style:font-family-asian="Courier" style:font-family-generic-asian="system" style:font-size-asian="12pt" style:font-name-complex="Courier" style:font-family-complex="Courier" style:font-family-generic-complex="system"/>
    </style:style>
    <style:style style:name="wwP12" style:family="paragraph" style:parent-style-name="wwStandard">
      <style:paragraph-properties fo:margin-left="0cm" fo:margin-right="0cm" fo:margin-top="0cm" fo:margin-bottom="0cm" style:contextual-spacing="false" fo:line-height="100%" fo:text-align="start" style:justify-single-word="false" fo:text-indent="0cm" style:auto-text-indent="false"/>
      <style:text-properties style:font-name="Courier" fo:font-family="Courier" style:font-family-generic="system" fo:font-size="12pt" style:font-name-asian="Courier" style:font-family-asian="Courier" style:font-family-generic-asian="system" style:font-size-asian="12pt" style:font-name-complex="Courier" style:font-family-complex="Courier" style:font-family-generic-complex="system"/>
    </style:style>
    <style:style style:name="wwP13" style:family="paragraph" style:parent-style-name="wwHeading_5f_5f_5f_20_5f_5f_5f_3"/>
    <style:style style:name="wwP14" style:family="paragraph" style:parent-style-name="wwHeading_5f_5f_5f_20_5f_5f_5f_3">
      <style:paragraph-properties fo:margin-left="0cm" fo:margin-right="0cm" fo:margin-top="0cm" fo:margin-bottom="0cm" style:contextual-spacing="false" fo:line-height="100%" fo:text-align="start" style:justify-single-word="false" fo:text-indent="0cm" style:auto-text-indent="false"/>
      <style:text-properties style:font-name="Liberation Serif" fo:font-family="'Liberation Serif'" style:font-family-generic="roman" style:font-pitch="variable" fo:font-size="14pt" style:font-name-asian="Courier" style:font-family-asian="Courier" style:font-family-generic-asian="system" style:font-size-asian="14pt" style:font-name-complex="Courier" style:font-family-complex="Courier" style:font-family-generic-complex="system"/>
    </style:style>
    <style:style style:name="wwP15" style:family="paragraph" style:parent-style-name="wwHeading_5f_5f_5f_20_5f_5f_5f_4">
      <style:paragraph-properties fo:margin-left="0cm" fo:margin-right="0cm" fo:margin-top="0cm" fo:margin-bottom="0cm" style:contextual-spacing="false" fo:line-height="100%" fo:text-align="start" style:justify-single-word="false" fo:text-indent="0cm" style:auto-text-indent="false"/>
      <style:text-properties style:font-name="Liberation Serif" fo:font-family="'Liberation Serif'" style:font-family-generic="roman" style:font-pitch="variable" fo:font-size="12pt" style:font-name-asian="Courier" style:font-family-asian="Courier" style:font-family-generic-asian="system" style:font-size-asian="12pt" style:font-name-complex="Courier" style:font-family-complex="Courier" style:font-family-generic-complex="system"/>
    </style:style>
    <style:style style:name="wwCommentText" style:family="paragraph" style:parent-style-name="wdefault-paragraph-style">
      <style:text-properties fo:font-size="10pt" style:font-size-asian="10pt"/>
    </style:style>
    <style:style style:name="wwCommentSubject" style:family="paragraph" style:parent-style-name="wwCommentText" style:next-style-name="wwCommentText"/>
    <style:style style:name="wTable_5f_20_5f_Contents" style:display-name="wTable_20_Contents" style:family="paragraph" style:parent-style-name="wStandard"/>
    <style:style style:name="wP1" style:family="paragraph" style:parent-style-name="wText_5f_20_5f_body"/>
    <style:style style:name="wP2" style:family="paragraph" style:parent-style-name="wText_5f_20_5f_body"/>
    <style:style style:name="wP3" style:family="paragraph" style:parent-style-name="wText_5f_20_5f_body">
      <style:paragraph-properties fo:margin-top="0cm" fo:margin-bottom="0cm" style:contextual-spacing="false"/>
    </style:style>
    <style:style style:name="wP4" style:family="paragraph" style:parent-style-name="wText_5f_20_5f_body">
      <style:paragraph-properties fo:margin-top="0cm" fo:margin-bottom="0cm" style:contextual-spacing="false"/>
      <style:text-properties style:font-name="Courier 10 Pitch" fo:font-family="'Courier 10 Pitch'" style:font-family-generic="system" style:font-pitch="fixed"/>
    </style:style>
    <style:style style:name="wCommentText" style:family="paragraph">
      <style:text-properties fo:font-size="10pt" style:font-size-asian="10pt" style:font-size-complex="10pt"/>
    </style:style>
    <style:style style:name="wCommentSubject" style:family="paragraph" style:parent-style-name="wCommentText" style:next-style-name="wComment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wFootnote_5f_20_5f_Symbol" style:display-name="wFootnote_20_Symbol" style:family="text"/>
    <style:style style:name="wNumbering_5f_20_5f_Symbols" style:display-name="wNumbering_20_Symbols" style:family="text"/>
    <style:style style:name="wBullet_5f_20_5f_Symbols" style:display-name="wBullet_20_Symbols" style:family="text">
      <style:text-properties fo:font-weight="100" style:font-weight-asian="100" style:font-weight-complex="100"/>
    </style:style>
    <style:style style:name="wEndnote_5f_20_5f_Symbol" style:display-name="wEndnote_20_Symbol" style:family="text"/>
    <style:style style:name="wFootnote_5f_20_5f_anchor" style:display-name="wFootnote_20_anchor" style:family="text">
      <style:text-properties fo:font-weight="100" style:font-weight-asian="100" style:font-weight-complex="100"/>
    </style:style>
    <style:style style:name="wwSource_5f_5f_5f_20_5f_5f_5f_Text" style:display-name="wwSource_5f_20_5f_Text" style:family="text">
      <style:text-properties fo:font-weight="100" style:font-weight-asian="100" style:font-weight-complex="100"/>
    </style:style>
    <style:style style:name="wwEmphasis" style:family="text">
      <style:text-properties fo:font-style="italic" fo:font-weight="100" style:font-style-asian="italic" style:font-weight-asian="100" style:font-weight-complex="100"/>
    </style:style>
    <style:style style:name="wwInternet_5f_5f_5f_20_5f_5f_5f_link" style:display-name="wwInternet_5f_20_5f_link" style:family="text">
      <style:text-properties fo:font-weight="100" style:font-weight-asian="100" style:font-weight-complex="100"/>
    </style:style>
    <style:style style:name="wwT1" style:family="text">
      <style:text-properties fo:font-weight="100" style:font-weight-asian="100" style:font-weight-complex="100"/>
    </style:style>
    <style:style style:name="wwT2" style:family="text">
      <style:text-properties fo:font-weight="100" style:font-weight-asian="100" style:font-weight-complex="100"/>
    </style:style>
    <style:style style:name="wwT3" style:family="text">
      <style:text-properties fo:font-weight="100" style:font-weight-asian="100" style:font-weight-complex="100"/>
    </style:style>
    <style:style style:name="wwT4" style:family="text">
      <style:text-properties fo:font-weight="100" style:font-weight-asian="100" style:font-weight-complex="100"/>
    </style:style>
    <style:style style:name="wwHyperlink" style:family="text">
      <style:text-properties fo:font-weight="100" style:font-weight-asian="100" style:font-weight-complex="100"/>
    </style:style>
    <style:style style:name="wwFollowedHyperlink" style:family="text">
      <style:text-properties fo:font-weight="100" style:font-weight-asian="100" style:font-weight-complex="100"/>
    </style:style>
    <style:style style:name="wwCommentReference" style:family="text">
      <style:text-properties fo:font-weight="100" style:font-weight-asian="100" style:font-weight-complex="100"/>
    </style:style>
    <style:style style:name="wInternet_5f_20_5f_link" style:display-name="wInternet_20_link" style:family="text">
      <style:text-properties fo:font-weight="100" style:font-weight-asian="100" style:font-weight-complex="100"/>
    </style:style>
    <style:style style:name="wT1" style:family="text">
      <style:text-properties fo:font-weight="bold" style:font-weight-asian="bold" style:font-weight-complex="100"/>
    </style:style>
    <style:style style:name="wT2" style:family="text">
      <style:text-properties fo:font-weight="100" style:font-weight-asian="100" style:font-weight-complex="100"/>
    </style:style>
    <style:style style:name="wHyperlink" style:family="text">
      <style:text-properties fo:font-weight="100" style:font-weight-asian="100" style:font-weight-complex="100"/>
    </style:style>
    <style:style style:name="wFollowedHyperlink" style:family="text">
      <style:text-properties fo:font-weight="100" style:font-weight-asian="100" style:font-weight-complex="100"/>
    </style:style>
    <style:style style:name="wCommentReference" style:family="text">
      <style:text-properties fo:font-weight="100" style:font-weight-asian="100" style:font-weight-complex="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
    <meta:creation-date/>
    <dc:creator>Anna Pappa</dc:creator>
    <dc:date>2018-02-06T16:31:33.241850064</dc:date>
    <meta:keyword/>
    <meta:editing-cycles>9</meta:editing-cycles>
    <meta:editing-duration>PT0H5M0S</meta:editing-duration>
    <meta:document-statistic meta:table-count="0" meta:image-count="0" meta:object-count="0" meta:page-count="3" meta:paragraph-count="70" meta:word-count="719" meta:character-count="4862" meta:non-whitespace-character-count="4114"/>
    <meta:user-defined meta:name="Category"/>
    <meta:user-defined meta:name="Company"/>
    <meta:user-defined meta:name="Editor">LibreOffice/4.2.8.2$Linux_X86_64 LibreOffice_project/420m0$Build-2</meta:user-defined>
    <meta:user-defined meta:name="HyperlinkBase"/>
    <meta:user-defined meta:name="Language" meta:value-type="string"/>
    <meta:user-defined meta:name="Manager" meta:value-type="string"/>
    <meta:user-defined meta:name="Version" meta:value-type="string"/>
  </office:meta>
</office:document-meta>
</file>